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10022dc7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6ac771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daa4aef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text-properties officeooo:paragraph-rsid="0faa7fc1"/>
    </style:style>
    <style:style style:name="P66" style:family="paragraph" style:parent-style-name="Footnote">
      <style:text-properties officeooo:paragraph-rsid="0fb1c99e"/>
    </style:style>
    <style:style style:name="P67" style:family="paragraph" style:parent-style-name="Standard">
      <style:text-properties officeooo:paragraph-rsid="0fb43033"/>
    </style:style>
    <style:style style:name="P68" style:family="paragraph" style:parent-style-name="Standard">
      <style:text-properties officeooo:paragraph-rsid="0fb7f9a9"/>
    </style:style>
    <style:style style:name="P69" style:family="paragraph" style:parent-style-name="Standard">
      <style:text-properties officeooo:paragraph-rsid="0fc6bee0"/>
    </style:style>
    <style:style style:name="P70" style:family="paragraph" style:parent-style-name="Standard">
      <style:text-properties officeooo:paragraph-rsid="0fd6edde"/>
    </style:style>
    <style:style style:name="P71" style:family="paragraph" style:parent-style-name="Footnote">
      <style:text-properties officeooo:paragraph-rsid="0fe5d76c"/>
    </style:style>
    <style:style style:name="P72" style:family="paragraph" style:parent-style-name="Footnote">
      <style:text-properties officeooo:paragraph-rsid="0fec2fd1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Standard">
      <style:text-properties officeooo:paragraph-rsid="1000ee45"/>
    </style:style>
    <style:style style:name="P78" style:family="paragraph" style:parent-style-name="Standard">
      <style:text-properties officeooo:paragraph-rsid="0ff4e587"/>
    </style:style>
    <style:style style:name="P79" style:family="paragraph" style:parent-style-name="Footnote">
      <style:text-properties officeooo:paragraph-rsid="100cf548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fca19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e300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officeooo:rsid="0fed6741"/>
    </style:style>
    <style:style style:name="T220" style:family="text">
      <style:text-properties fo:language="en" fo:country="GB" officeooo:rsid="0ff024dc"/>
    </style:style>
    <style:style style:name="T221" style:family="text">
      <style:text-properties officeooo:rsid="0fad59bb"/>
    </style:style>
    <style:style style:name="T22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23" style:family="text">
      <style:text-properties style:text-underline-style="solid" style:text-underline-width="auto" style:text-underline-color="font-color" officeooo:rsid="0ff4a399"/>
    </style:style>
    <style:style style:name="T224" style:family="text">
      <style:text-properties officeooo:rsid="0ffa97b0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0"><text:span text:style-name="Strong_20_Emphasis"><text:span text:style-name="T96">Checklist for installing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<text:s/></text:span></text:span><text:span text:style-name="Strong_20_Emphasis"><text:span text:style-name="T102">LTS</text:span></text:span><text:span text:style-name="Strong_20_Emphasis"><text:span text:style-name="T98"><text:note text:id="ftn1" text:note-class="footnote"><text:note-citation>1</text:note-citation><text:note-body><text:p text:style-name="P79"><text:span text:style-name="T225">LTS stands for Long-Term Support, and this April </text:span><text:span text:style-name="Strong_20_Emphasis"><text:span text:style-name="T235"><text:user-field-get style:data-style-name="N0" text:name="Releaseyear">2022</text:user-field-get></text:span></text:span><text:span text:style-name="T226"><text:s/></text:span><text:span text:style-name="Strong_20_Emphasis"><text:span text:style-name="T231"><text:user-field-get text:name="Distro">Ubuntu</text:user-field-get></text:span></text:span><text:span text:style-name="T227"><text:s/></text:span><text:span text:style-name="T232"><text:user-field-get text:name="Version">22.04</text:user-field-get></text:span><text:span text:style-name="T232"><text:s/></text:span><text:span text:style-name="T233">LTS</text:span><text:span text:style-name="T232"> </text:span><text:span text:style-name="Strong_20_Emphasis"><text:span text:style-name="T234"><text:user-field-get text:name="Edition">Server</text:user-field-get></text:span></text:span><text:span text:style-name="T225"><text:s/>(codename jammy) will be supported for 5 years until April 2027, and with an </text:span><text:span text:style-name="T229">free personal </text:span><text:span text:style-name="T225">Ubuntu </text:span><text:span text:style-name="T230">P</text:span><text:span text:style-name="T225">ro</text:span><text:span text:style-name="T229"> </text:span><text:span text:style-name="T225">subscription for 1</text:span><text:span text:style-name="T228">0</text:span><text:span text:style-name="T225"> years until April 203</text:span><text:span text:style-name="T228">2</text:span><text:span text:style-name="T225">.</text:span></text:p></text:note-body></text:note></text:span></text:span><text:span text:style-name="Strong_20_Emphasis"><text:span text:style-name="T99"> 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.</text:span></text:span></text:p>
      <text:p text:style-name="P12"/>
      <text:p text:style-name="P4"><text:span text:style-name="T112">Fill in the </text:span><text:span text:style-name="Strong_20_Emphasis"><text:span text:style-name="T66"><text:s/></text:span></text:span><text:span text:style-name="Strong_20_Emphasis"><text:span text:style-name="T41">text box</text:span></text:span><text:span text:style-name="T112"> behind the </text:span><text:span text:style-name="T127">underlined</text:span><text:span text:style-name="T113"> </text:span><text:span text:style-name="T112">words, see [explanation]:</text:span></text:p>
      <text:p text:style-name="P5"><text:span text:style-name="Definition"><text:span text:style-name="T217">user</text:span></text:span><text:span text:style-name="T168"><text:tab/><text:tab/></text:span><text:span text:style-name="T178"> <text:tab/><text:tab/><text:tab/> </text:span><text:span text:style-name="T169"><draw:control text:anchor-type="as-char" svg:y="-0.4cm" draw:z-index="14" draw:name="Gebruiker 1" draw:style-name="gr2" draw:text-style-name="P87" svg:width="6.4cm" svg:height="0.6cm" draw:control="control15"><svg:title>Gebruiker</svg:title><svg:desc>Volledige naam, bijv. Jan Stek</svg:desc></draw:control></text:span><text:span text:style-name="T169"><text:s text:c="2"/></text:span><text:span text:style-name="T170">[</text:span><text:span text:style-name="T176">F</text:span><text:span text:style-name="T171">ull </text:span><text:span text:style-name="T179">na</text:span><text:span text:style-name="T181">me,</text:span><text:span text:style-name="T179"> </text:span><text:span text:style-name="T181">e.g.</text:span><text:span text:style-name="T179"> </text:span><text:span text:style-name="T180">J</text:span><text:span text:style-name="T186">ohn Doe</text:span><text:span text:style-name="T185">]</text:span></text:p>
      <text:p text:style-name="P74"><text:span text:style-name="Definition"><text:span text:style-name="T184">USER</text:span></text:span><text:span text:style-name="Definition"><text:span text:style-name="T216">na</text:span></text:span><text:span text:style-name="Definition"><text:span text:style-name="T218">me</text:span></text:span><text:span text:style-name="T183"><text:tab/><text:tab/><text:tab/> </text:span><text:span text:style-name="T183"><draw:control text:anchor-type="as-char" svg:y="-0.4cm" draw:z-index="15" draw:name="Gberuikersnaam 2" draw:style-name="gr2" draw:text-style-name="P87" svg:width="6.4cm" svg:height="0.6cm" draw:control="control16"><svg:title>Gebruikersnaam</svg:title><svg:desc>Korte naam, bijv. jan</svg:desc></draw:control></text:span><text:span text:style-name="T183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7">j</text:span><text:span text:style-name="T109">oh</text:span><text:span text:style-name="T107">n</text:span><text:span text:style-name="T108">]</text:span></text:p>
      <text:p text:style-name="P5"><text:span text:style-name="Definition"><text:span text:style-name="T220">serv</text:span></text:span><text:span text:style-name="Definition"><text:span text:style-name="T216">ERNA</text:span></text:span><text:span text:style-name="Definition"><text:span text:style-name="T218">me</text:span></text:span><text:span text:style-name="T187"><text:tab/> <text:tab/> </text:span><draw:control text:anchor-type="as-char" svg:y="-0.4cm" draw:z-index="16" draw:name="Computernaam 1" draw:style-name="gr2" draw:text-style-name="P87" svg:width="6.4cm" svg:height="0.6cm" draw:control="control17"><svg:title>Computernaam</svg:title><svg:desc>Unieke naam van de computer</svg:desc></draw:control><text:span text:style-name="T216"><text:s text:c="2"/></text:span><text:span text:style-name="T188">[</text:span><text:span text:style-name="T194">N</text:span><text:span text:style-name="T189">a</text:span><text:span text:style-name="T193">me of the</text:span><text:span text:style-name="T189"> </text:span><text:span text:style-name="T195">server</text:span><text:span text:style-name="T190">, </text:span><text:span text:style-name="T193">e.g.</text:span><text:span text:style-name="T191"> </text:span><text:span text:style-name="T195">sv</text:span><text:span text:style-name="T192">02</text:span><text:span text:style-name="T188">]</text:span></text:p>
      <text:p text:style-name="P5"><text:span text:style-name="Definition"><text:span text:style-name="T197">USER</text:span></text:span><text:span text:style-name="T196"><text:tab/><text:tab/></text:span><text:span text:style-name="T178"> <text:tab/><text:tab/><text:tab/> </text:span><text:span text:style-name="T169"><draw:control text:anchor-type="as-char" svg:y="-0.4cm" draw:z-index="17" draw:name="Gebruiker 2" draw:style-name="gr2" draw:text-style-name="P87" svg:width="6.4cm" svg:height="0.6cm" draw:control="control18"><svg:title>Gebruiker</svg:title><svg:desc>Volledige naam, bijv. Jan Stek</svg:desc></draw:control></text:span><text:span text:style-name="T169"><text:s text:c="2"/></text:span><text:span text:style-name="T170">[</text:span><text:span text:style-name="T176">F</text:span><text:span text:style-name="T172">ull </text:span><text:span text:style-name="T173">na</text:span><text:span text:style-name="T174">me</text:span><text:span text:style-name="T173"> possibly </text:span><text:span text:style-name="T177">2</text:span><text:span text:style-name="T210">nd</text:span><text:span text:style-name="T177"> </text:span><text:span text:style-name="T175">user</text:span><text:span text:style-name="T182">]</text:span></text:p>
      <text:p text:style-name="P74"><text:span text:style-name="Definition"><text:span text:style-name="T197">USERN</text:span></text:span><text:span text:style-name="Definition"><text:span text:style-name="T198">a</text:span></text:span><text:span text:style-name="Definition"><text:span text:style-name="T199">me</text:span></text:span><text:span text:style-name="Definition"><text:span text:style-name="T204"><text:tab/><text:tab/><text:tab/> </text:span></text:span><text:span text:style-name="T183"><draw:control text:anchor-type="as-char" svg:y="-0.4cm" draw:z-index="18" draw:name="Gberuikersnaam 1" draw:style-name="gr2" draw:text-style-name="P87" svg:width="6.4cm" svg:height="0.6cm" draw:control="control19"><svg:title>Gebruikersnaam</svg:title><svg:desc>Korte naam, bijv. jan</svg:desc></draw:control></text:span><text:span text:style-name="T183"><text:s text:c="2"/></text:span><text:span text:style-name="T201">[</text:span><text:span text:style-name="T203">U</text:span><text:span text:style-name="T202">ser</text:span><text:span text:style-name="T200"> </text:span><text:span text:style-name="T206">na</text:span><text:span text:style-name="T207">me</text:span><text:span text:style-name="T206"> possibly </text:span><text:span text:style-name="T209">2</text:span><text:span text:style-name="T211">nd</text:span><text:span text:style-name="T209"> </text:span><text:span text:style-name="T208">user</text:span><text:span text:style-name="T205">]</text:span></text:p>
      <text:p text:style-name="P5"><text:span text:style-name="T110">Replace the </text:span><text:span text:style-name="T126">underlined</text:span><text:span text:style-name="T110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0">.</text:span></text:p>
      <text:p text:style-name="P37"/>
      <text:p text:style-name="P37"/>
      <text:p text:style-name="P6"><text:span text:style-name="T124">Not yet on Linux?</text:span><text:span text:style-name="T115"><text:tab/></text:span><text:span text:style-name="T119"><text:tab/></text:span><text:span text:style-name="T120">Use</text:span><text:span text:style-name="T116"> </text:span><text:span text:style-name="Strong_20_Emphasis"><text:span text:style-name="T128">Checklist </text:span></text:span><text:span text:style-name="Strong_20_Emphasis"><text:span text:style-name="T129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8"> </text:span><text:span text:style-name="T117">u</text:span><text:span text:style-name="T118">nder </text:span><text:span text:style-name="T125">Linux</text:span><text:span text:style-name="T111">.</text:span></text:p>
      <text:p text:style-name="P6"><text:span text:style-name="T122">New installation?</text:span><text:span text:style-name="T111"><text:tab/></text:span><text:span text:style-name="T119"></text:span><text:span text:style-name="T121"><text:tab/>Start at chapter</text:span><text:span text:style-name="T111"> </text:span><text:span text:style-name="T122"><text:bookmark-ref text:reference-format="page" text:ref-name="__RefNumPara__4009_1271708128">2</text:bookmark-ref></text:span><text:span text:style-name="T111"><text:s text:c="2"/></text:span><text:span text:style-name="T123"><text:bookmark-ref text:reference-format="text" text:ref-name="__RefNumPara__4009_1271708128">Perform installation</text:bookmark-ref></text:span><text:span text:style-name="T114">.</text:span></text:p>
      <text:p text:style-name="P18"/>
      <text:p text:style-name="P18"/>
      <text:list xml:id="list2198399422" text:style-name="L1">
        <text:list-item>
          <text:p text:style-name="P82"><text:bookmark-start text:name="__RefNumPara__4083_1271708128"/>Prepar<text:span text:style-name="T221">e</text:span> installatio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7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2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2"><text:span text:style-name="User_20_Entry"><text:span text:style-name="T68">Login any additional </text:span></text:span><text:span text:style-name="Definition"><text:span text:style-name="T215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2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0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8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4" office:value-type="string">
            <text:p text:style-name="P69"><text:span text:style-name="User_20_Entry"><text:span text:style-name="T8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1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13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9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6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8"/>
      <text:list xml:id="list105725422237992" text:continue-numbering="true" text:style-name="L1">
        <text:list-item>
          <text:p text:style-name="P83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48"><draw:control text:anchor-type="as-char" draw:z-index="2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0"><text:span text:style-name="T130">Boot the computer from</text:span><text:span text:style-name="T134"><text:note text:id="ftn4" text:note-class="footnote"><text:note-citation>1</text:note-citation><text:note-body><text:p text:style-name="P73"><text:span text:style-name="T81">Boot menu/Setup via one of the </text:span><text:span text:style-name="T82">f</text:span><text:span text:style-name="T81">requently used keys:</text:span><text:span text:style-name="T216"> </text:span><text:span text:style-name="T222">Esc</text:span><text:span text:style-name="T216">, </text:span><text:span text:style-name="T222">Delete</text:span><text:span text:style-name="T216">, </text:span><text:span text:style-name="T222">F1</text:span><text:span text:style-name="T216">, </text:span><text:span text:style-name="T222">F2</text:span><text:span text:style-name="T216">, </text:span><text:span text:style-name="T222">F9</text:span><text:span text:style-name="T216">, </text:span><text:span text:style-name="T222">F10</text:span><text:span text:style-name="T216">, </text:span><text:span text:style-name="T222">F11</text:span><text:span text:style-name="T216">, </text:span><text:span text:style-name="T219">or </text:span><text:span text:style-name="T222">F12</text:span><text:span text:style-name="T216">.</text:span></text:p></text:note-body></text:note></text:span><text:span text:style-name="T130"> an</text:span><text:span text:style-name="T132"> </text:span><text:span text:style-name="Strong_20_Emphasis"><text:span text:style-name="T105"><text:user-field-get text:name="Distro">Ubuntu</text:user-field-get></text:span></text:span><text:span text:style-name="T133"><text:s/></text:span><text:span text:style-name="T106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6"><text:span text:style-name="T17">From a Live USB stick you can boot and work with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">without modifying any files on the hard drive and also allows installation of </text:span><text:span text:style-name="Strong_20_Emphasis"><text:span text:style-name="T135"><text:user-field-get text:name="Distro">Ubuntu</text:user-field-get></text:span></text:span><text:span text:style-name="Strong_20_Emphasis"><text:span text:style-name="T135">.</text:span></text:span></text:p></text:note-body></text:note></text:span><text:span text:style-name="T130"> USB stick</text:span><text:span text:style-name="T62"><text:note text:id="ftn6" text:note-class="footnote"><text:note-citation>3</text:note-citation><text:note-body><text:p text:style-name="P72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12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71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3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><text:span text:style-name="Strong_20_Emphasis"><text:span text:style-name="T65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9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46">At</text:span><text:span text:style-name="T145"> </text:span><text:span text:style-name="Strong_20_Emphasis"><text:span text:style-name="T149">Profile setup</text:span></text:span><text:span text:style-name="Strong_20_Emphasis"><text:span text:style-name="T143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14"><text:span text:style-name="T154">Enter</text:span><text:span text:style-name="T150"> </text:span><text:span text:style-name="Strong_20_Emphasis"><text:span text:style-name="T149">Your</text:span></text:span><text:span text:style-name="Strong_20_Emphasis"><text:span text:style-name="T151"> n</text:span></text:span><text:span text:style-name="Strong_20_Emphasis"><text:span text:style-name="T152">a</text:span></text:span><text:span text:style-name="Strong_20_Emphasis"><text:span text:style-name="T149">me</text:span></text:span><text:span text:style-name="Strong_20_Emphasis"><text:span text:style-name="T156"> </text:span></text:span><text:span text:style-name="Definition"><text:span text:style-name="T4">user</text:span></text:span><text:span text:style-name="Strong_20_Emphasis"><text:span text:style-name="T157">, <text:line-break/></text:span></text:span><text:span text:style-name="Strong_20_Emphasis"><text:span text:style-name="T149">Your server</text:span></text:span><text:span text:style-name="Strong_20_Emphasis"><text:span text:style-name="T159">'</text:span></text:span><text:span text:style-name="Strong_20_Emphasis"><text:span text:style-name="T160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6">,<text:line-break/></text:span></text:span><text:span text:style-name="Strong_20_Emphasis"><text:span text:style-name="T153">Pick a username</text:span></text:span><text:span text:style-name="Strong_20_Emphasis"><text:span text:style-name="T156"> </text:span></text:span><text:span text:style-name="Definition"><text:span text:style-name="T4">username</text:span></text:span><text:span text:style-name="Strong_20_Emphasis"><text:span text:style-name="T156">, </text:span></text:span><text:span text:style-name="Strong_20_Emphasis"><text:span text:style-name="T158">and</text:span></text:span><text:span text:style-name="Strong_20_Emphasis"><text:span text:style-name="T156"><text:line-break/></text:span></text:span><text:span text:style-name="Strong_20_Emphasis"><text:span text:style-name="T144">enter a </text:span></text:span><text:span text:style-name="Strong_20_Emphasis"><text:span text:style-name="T147">password</text:span></text:span><text:span text:style-name="Strong_20_Emphasis"><text:span text:style-name="T144"> twice</text:span></text:span><text:span text:style-name="Strong_20_Emphasis"><text:span text:style-name="T155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105725584017293" text:continue-numbering="true" text:style-name="L1">
        <text:list-item>
          <text:p text:style-name="P81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3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7"><draw:control text:anchor-type="as-char" draw:z-index="19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3">Add any additional </text:span></text:span><text:span text:style-name="Strong_20_Emphasis"><text:span text:style-name="T95">user</text:span></text:span><text:span text:style-name="Strong_20_Emphasis"><text:span text:style-name="T93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useradd --create-home --comm<text:span text:style-name="T224">e</text:span>n<text:span text:style-name="T224">t</text:span> <text:span text:style-name="T141">'</text:span><text:span text:style-name="T142">user</text:span><text:span text:style-name="T141">' [--groups adm,sudo] </text:span><text:span text:style-name="T142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passwd <text:span text:style-name="T223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2"><text:span text:style-name="Strong_20_Emphasis"><text:span text:style-name="T67"><draw:control text:anchor-type="as-char" draw:z-index="20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7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8"><text:span text:style-name="User_20_Entry"><text:span text:style-name="T8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8"><text:span text:style-name="User_20_Entry"><text:span text:style-name="T8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5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5"><text:span text:style-name="User_20_Entry"><text:span text:style-name="T8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69"><text:span text:style-name="User_20_Entry"><text:span text:style-name="T8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5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6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4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4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8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6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20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39"><text:span text:style-name="Strong_20_Emphasis"><text:span text:style-name="T22"><text:tab/></text:span></text:span></text:p>
      <text:p text:style-name="P40"><text:span text:style-name="Strong_20_Emphasis"><text:span text:style-name="T34"/></text:span></text:p>
      <text:p text:style-name="P41"><text:span text:style-name="Strong_20_Emphasis"><text:span text:style-name="T31"/></text:span></text:p>
      <text:list xml:id="list105725743441828" text:continue-numbering="true" text:style-name="L1">
        <text:list-item>
          <text:p text:style-name="P84"><text:span text:style-name="Strong_20_Emphasis"><text:span text:style-name="T15">P</text:span></text:span><text:span text:style-name="Strong_20_Emphasis"><text:span text:style-name="T148">rovision user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6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10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5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4">Login any additional </text:span></text:span><text:span text:style-name="Definition"><text:span text:style-name="T214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1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6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5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6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23"/>
      <text:p text:style-name="P24"/>
      <text:p text:style-name="P33"><text:span text:style-name="T139">End of checklist,</text:span><text:span text:style-name="T140"> </text:span><text:span text:style-name="Strong_20_Emphasis"><text:span text:style-name="T103"><text:user-field-get text:name="Distro">Ubuntu</text:user-field-get></text:span></text:span><text:span text:style-name="T138"><text:s/></text:span><text:span text:style-name="T136"><text:user-field-get text:name="Version">22.04</text:user-field-get></text:span><text:span text:style-name="T136"><text:s/></text:span><text:span text:style-name="T137">LTS</text:span><text:span text:style-name="Strong_20_Emphasis"><text:span text:style-name="T104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39">installation is complete.</text:span></text:p>
      <text:p text:style-name="P11"/>
      <text:p text:style-name="P85"><text:span text:style-name="Emphasis"><text:span text:style-name="T237">Written</text:span></text:span><text:span text:style-name="Emphasis"><text:span text:style-name="T238"> </text:span></text:span><text:span text:style-name="Emphasis"><text:span text:style-name="T237">by</text:span></text:span><text:span text:style-name="Emphasis"><text:span text:style-name="T23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39">, </text:span></text:span><text:a xlink:type="simple" xlink:href="https://creativecommons.org/publicdomain/zero/1.0" text:style-name="Internet_20_link" text:visited-style-name="Visited_20_Internet_20_Link"><text:span text:style-name="Emphasis"><text:span text:style-name="T240">CC0 1.0</text:span></text:span></text:a><text:span text:style-name="Emphasis"><text:span text:style-name="T23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02T10:57:24.596662628">02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7:24.464976163</dc:date>
    <meta:keyword>Installatie</meta:keyword>
    <meta:keyword>Checklist</meta:keyword>
    <meta:keyword>Linux</meta:keyword>
    <meta:editing-cycles>6869</meta:editing-cycles>
    <meta:editing-duration>P12DT1H25M21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9" meta:word-count="469" meta:character-count="2980" meta:non-whitespace-character-count="2538"/>
    <meta:user-defined meta:name="Info 1"/>
    <meta:user-defined meta:name="Info 2"/>
    <meta:user-defined meta:name="Info 3"/>
    <meta:user-defined meta:name="Info 4"/>
  </office:meta>
</office:document-meta>
</file>